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9.926cm" svg:y="6.022cm">
            <draw:object draw:notify-on-update-of-ranges="Sheet1.B2:Sheet1.G2 Sheet1.B3:Sheet1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.12cm" svg:y="5.837cm">
            <draw:object draw:notify-on-update-of-ranges="Sheet1.B2:Sheet1.F2 Sheet1.B3:Sheet1.F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Brute-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pcount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24" calcext:value-type="float">
            <text:p>324</text:p>
          </table:table-cell>
          <table:table-cell office:value-type="float" office:value="1955" calcext:value-type="float">
            <text:p>1955</text:p>
          </table:table-cell>
          <table:table-cell office:value-type="float" office:value="13698" calcext:value-type="float">
            <text:p>13698</text:p>
          </table:table-cell>
          <table:table-cell office:value-type="float" office:value="109599" calcext:value-type="float">
            <text:p>109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5:25:54.774501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0T15:21:08.033967501</meta:creation-date>
    <dc:date>2024-01-30T15:27:17.856754477</dc:date>
    <meta:editing-duration>PT6M6S</meta:editing-duration>
    <meta:editing-cycles>2</meta:editing-cycles>
    <meta:generator>LibreOffice/6.4.7.2$Linux_X86_64 LibreOffice_project/40$Build-2</meta:generator>
    <meta:document-statistic meta:table-count="1" meta:cell-count="17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Sheet1.B2:Sheet1.G3" svg:x="0.32cm" svg:y="0.18cm" svg:width="13.063cm" svg:height="8.64cm">
          <chartooo:coordinate-region svg:x="1.312cm" svg:y="0.379cm" svg:width="11.7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G3" chart:class="chart:scatter">
            <chart:domain table:cell-range-address="Sheet1.B2:Sheet1.G2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B2:Sheet1.G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G3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324">
                <text:p>324</text:p>
              </table:table-cell>
              <table:table-cell office:value-type="float" office:value="1955">
                <text:p>1955</text:p>
              </table:table-cell>
              <table:table-cell office:value-type="float" office:value="13698">
                <text:p>136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Sheet1.B2:Sheet1.F3" svg:x="0.32cm" svg:y="0.18cm" svg:width="13.063cm" svg:height="8.64cm">
          <chartooo:coordinate-region svg:x="1.312cm" svg:y="0.379cm" svg:width="11.83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F3" chart:class="chart:scatter">
            <chart:domain table:cell-range-address="Sheet1.B2:Sheet1.F2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B2:Sheet1.F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3:Sheet1.F3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324">
                <text:p>324</text:p>
              </table:table-cell>
              <table:table-cell office:value-type="float" office:value="1955">
                <text:p>19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